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F17000015B5DA6C4FEB.svm"/>
  <manifest:file-entry manifest:media-type="image/png" manifest:full-path="Pictures/10000000000003EF000002CF0C0879BC.png"/>
  <manifest:file-entry manifest:media-type="" manifest:full-path="Pictures/2000000700005EAD000021CD3CC08B9C.svm"/>
  <manifest:file-entry manifest:media-type="" manifest:full-path="Pictures/2000000700004B74000039285E6B9A19.svm"/>
  <manifest:file-entry manifest:media-type="" manifest:full-path="Pictures/2000000700006353000034D1D10F2A60.svm"/>
  <manifest:file-entry manifest:media-type="" manifest:full-path="Pictures/200000070000548C00002BEE772F8140.svm"/>
  <manifest:file-entry manifest:media-type="image/png" manifest:full-path="Pictures/100000000000036B000002F5BA621FAE.png"/>
  <manifest:file-entry manifest:media-type="" manifest:full-path="Pictures/20000007000068490000437E8F81F12A.svm"/>
  <manifest:file-entry manifest:media-type="image/png" manifest:full-path="Pictures/10000000000004AA0000016D0650E21D.png"/>
  <manifest:file-entry manifest:media-type="image/png" manifest:full-path="Pictures/10000000000003F2000002D22F6D15A5.png"/>
  <manifest:file-entry manifest:media-type="image/png" manifest:full-path="Pictures/10000000000003970000018328F11479.png"/>
  <manifest:file-entry manifest:media-type="image/png" manifest:full-path="Pictures/10000000000003090000011E36034ABC.png"/>
  <manifest:file-entry manifest:media-type="" manifest:full-path="Pictures/2000000700006F3600003F91F9099D1B.svm"/>
  <manifest:file-entry manifest:media-type="" manifest:full-path="Pictures/200000070000476C00001C8812B01B27.svm"/>
  <manifest:file-entry manifest:media-type="" manifest:full-path="Pictures/2000000700003CFB000017E1991F03D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744cm" table:align="left" fo:background-color="#f7f7f7">
        <style:background-image/>
      </style:table-properties>
    </style:style>
    <style:style style:name="Tabella1.A" style:family="table-column">
      <style:table-column-properties style:column-width="3.717cm"/>
    </style:style>
    <style:style style:name="Tabella1.B" style:family="table-column">
      <style:table-column-properties style:column-width="2.676cm"/>
    </style:style>
    <style:style style:name="Tabella1.C" style:family="table-column">
      <style:table-column-properties style:column-width="3.138cm"/>
    </style:style>
    <style:style style:name="Tabella1.D" style:family="table-column">
      <style:table-column-properties style:column-width="2.736cm"/>
    </style:style>
    <style:style style:name="Tabella1.E" style:family="table-column">
      <style:table-column-properties style:column-width="3.478cm"/>
    </style:style>
    <style:style style:name="Tabella1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1.B2" style:family="table-cell">
      <style:table-cell-properties style:vertical-align="middle" fo:padding="0.049cm" fo:border="none"/>
    </style:style>
    <style:style style:name="Tabella2" style:family="table">
      <style:table-properties style:width="17cm" table:align="left" fo:background-color="#f7f7f7">
        <style:background-image/>
      </style:table-properties>
    </style:style>
    <style:style style:name="Tabella2.A" style:family="table-column">
      <style:table-column-properties style:column-width="2.231cm"/>
    </style:style>
    <style:style style:name="Tabella2.B" style:family="table-column">
      <style:table-column-properties style:column-width="2.039cm"/>
    </style:style>
    <style:style style:name="Tabella2.C" style:family="table-column">
      <style:table-column-properties style:column-width="2.159cm"/>
    </style:style>
    <style:style style:name="Tabella2.D" style:family="table-column">
      <style:table-column-properties style:column-width="2.055cm"/>
    </style:style>
    <style:style style:name="Tabella2.E" style:family="table-column">
      <style:table-column-properties style:column-width="2.367cm"/>
    </style:style>
    <style:style style:name="Tabella2.F" style:family="table-column">
      <style:table-column-properties style:column-width="2.692cm"/>
    </style:style>
    <style:style style:name="Tabella2.G" style:family="table-column">
      <style:table-column-properties style:column-width="3.457cm"/>
    </style:style>
    <style:style style:name="Tabella2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2.B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top="0cm" fo:margin-bottom="0cm"/>
      <style:text-properties fo:font-variant="normal" fo:text-transform="none" fo:color="#000000" style:font-name="Consolas" fo:font-size="10pt" fo:letter-spacing="normal" fo:font-style="normal" style:font-name-asian="Consolas" style:font-size-asian="10pt" style:font-name-complex="Consolas" style:font-size-complex="10pt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4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5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6" style:family="paragraph" style:parent-style-name="Text_20_body">
      <style:text-properties style:font-name="Arial" style:font-name-asian="Microsoft YaHei" style:font-name-complex="Mangal"/>
    </style:style>
    <style:style style:name="P7" style:family="paragraph" style:parent-style-name="Table_20_Heading">
      <style:text-properties fo:font-size="2pt" style:font-size-asian="2pt" style:font-size-complex="2pt"/>
    </style:style>
    <style:style style:name="P8" style:family="paragraph" style:parent-style-name="Table_20_Heading">
      <style:paragraph-properties style:line-height-at-least="0.476cm" fo:text-align="start" style:justify-single-word="false" fo:padding-left="0.318cm" fo:padding-right="0.318cm" fo:padding-top="0.106cm" fo:padding-bottom="0.106cm" fo:border="0.002cm solid #dddddd"/>
    </style:style>
    <style:style style:name="P9" style:family="paragraph" style:parent-style-name="Table_20_Heading">
      <style:paragraph-properties fo:text-align="start" style:justify-single-word="false" fo:padding-left="0.318cm" fo:padding-right="0.318cm" fo:padding-top="0.106cm" fo:padding-bottom="0.106cm" fo:border="0.002cm solid #dddddd"/>
      <style:text-properties fo:color="#ffffff" fo:font-weight="normal"/>
    </style:style>
    <style:style style:name="P10" style:family="paragraph" style:parent-style-name="Table_20_Contents">
      <style:paragraph-properties fo:text-align="start" style:justify-single-word="false" fo:padding-left="0.318cm" fo:padding-right="0.318cm" fo:padding-top="0.106cm" fo:padding-bottom="0.106cm" fo:border="0.002cm solid #ddddd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normal" fo:background-color="transparent" style:font-name-asian="Consolas" style:font-size-asian="10pt" style:font-style-asian="normal" style:font-name-complex="Consolas" style:font-size-complex="10pt" style:font-style-complex="normal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background-color="transparent"/>
    </style:style>
    <style:style style:name="P18" style:family="paragraph" style:parent-style-name="Heading_20_1">
      <style:text-properties fo:color="#000000" style:font-name-asian="Consolas" style:font-name-complex="Consolas"/>
    </style:style>
    <style:style style:name="P19" style:family="paragraph" style:parent-style-name="Heading_20_1">
      <style:text-properties fo:color="#000000" style:font-name-asian="Microsoft YaHei" style:font-name-complex="Mangal"/>
    </style:style>
    <style:style style:name="P20" style:family="paragraph" style:parent-style-name="Heading_20_1">
      <style:paragraph-properties fo:margin-top="0.423cm" fo:margin-bottom="0.212cm" fo:keep-with-next="always"/>
      <style:text-properties style:font-name="Arial" style:font-name-asian="Microsoft YaHei" style:font-name-complex="Mangal"/>
    </style:style>
    <style:style style:name="P21" style:family="paragraph" style:parent-style-name="Heading_20_2">
      <style:text-properties style:font-name="Arial" style:font-name-asian="Microsoft YaHei" style:font-name-complex="Mangal"/>
    </style:style>
    <style:style style:name="P22" style:family="paragraph" style:parent-style-name="Text_20_body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3" style:family="paragraph" style:parent-style-name="Text_20_body">
      <style:text-properties fo:color="#000000" style:font-name-asian="Microsoft YaHei" style:font-name-complex="Mangal"/>
    </style:style>
    <style:style style:name="P24" style:family="paragraph" style:parent-style-name="Text_20_body">
      <style:text-properties fo:font-variant="normal" fo:text-transform="none" fo:color="#000000" style:font-name="Arial1" fo:font-size="11.25pt" fo:letter-spacing="normal" fo:font-style="normal" fo:font-weight="normal" style:font-name-asian="Microsoft YaHei" style:font-name-complex="Mangal"/>
    </style:style>
    <style:style style:name="P25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26" style:family="paragraph" style:parent-style-name="Text_20_body">
      <style:paragraph-properties fo:margin-top="0cm" fo:margin-bottom="0cm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27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 style:font-name-asian="Microsoft YaHei" style:font-name-complex="Mangal"/>
    </style:style>
    <style:style style:name="T3" style:family="text">
      <style:text-properties fo:font-variant="normal" fo:text-transform="none" fo:color="#006600" style:font-name="Consolas1" fo:font-size="9.75pt" fo:font-style="normal" fo:font-weight="normal"/>
    </style:style>
    <style:style style:name="T4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5" style:family="text">
      <style:text-properties fo:font-variant="normal" fo:text-transform="none" fo:color="#303336" style:font-name="Consolas2" fo:font-size="9.75pt" fo:letter-spacing="normal" fo:font-style="normal" fo:font-weight="normal" fo:background-color="#eff0f1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7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8" style:family="text">
      <style:text-properties fo:color="#3f7f7f" style:text-underline-style="solid" style:text-underline-width="auto" style:text-und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1" style:family="text">
      <style:text-properties fo:color="#000000" fo:font-size="8.25pt" fo:font-weight="normal"/>
    </style:style>
    <style:style style:name="T12" style:family="text">
      <style:text-properties fo:color="#000000" style:font-name-asian="Microsoft YaHei" style:font-name-complex="Mangal"/>
    </style:style>
    <style:style style:name="T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T15" style:family="text"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T16" style:family="text">
      <style:text-properties fo:color="#00000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17" style:family="text">
      <style:text-properties fo:color="#000000" fo:font-style="italic" style:font-style-asian="italic" style:font-style-complex="italic"/>
    </style:style>
    <style:style style:name="T18" style:family="text">
      <style:text-properties fo:color="#ffffff" fo:font-weight="normal"/>
    </style:style>
    <style:style style:name="T19" style:family="text">
      <style:text-properties fo:color="#008080"/>
    </style:style>
    <style:style style:name="T20" style:family="text">
      <style:text-properties fo:color="#008080" style:text-underline-style="solid" style:text-underline-width="auto" style:text-underline-color="font-color"/>
    </style:style>
    <style:style style:name="T21" style:family="text">
      <style:text-properties fo:color="#7f007f"/>
    </style:style>
    <style:style style:name="T22" style:family="text">
      <style:text-properties fo:color="#2a00ff" fo:font-style="italic" style:font-style-asian="italic" style:font-style-complex="italic"/>
    </style:style>
    <style:style style:name="T23" style:family="text">
      <style:text-properties fo:color="#7f0055" fo:font-weight="bold" style:font-weight-asian="bold" style:font-weight-complex="bold"/>
    </style:style>
    <style:style style:name="T24" style:family="text">
      <style:text-properties fo:color="#7f0055"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T25" style:family="text">
      <style:text-properties fo:color="#7f0055" style:font-name="Consolas" fo:font-size="10pt" style:text-underline-style="solid" style:text-underline-width="auto" style:text-underline-color="font-color" fo:font-weight="bold" fo:background-color="#ffff00" style:font-name-asian="Consolas" style:font-size-asian="10pt" style:font-weight-asian="bold" style:font-name-complex="Consolas" style:font-size-complex="10pt" style:font-weight-complex="bold"/>
    </style:style>
    <style:style style:name="T26" style:family="text">
      <style:text-properties fo:color="#3f7f5f"/>
    </style:style>
    <style:style style:name="T27" style:family="text">
      <style:text-properties fo:color="#0000c0"/>
    </style:style>
    <style:style style:name="T28" style:family="text">
      <style:text-properties fo:color="#0000c0" fo:font-style="italic" style:font-style-asian="italic" style:font-style-complex="italic"/>
    </style:style>
    <style:style style:name="T29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30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1" style:family="text">
      <style:text-properties fo:color="#0000c0" style:font-name="Consolas" fo:font-size="10pt" fo:font-style="italic" fo:background-color="#ffff00" style:font-name-asian="Consolas" style:font-size-asian="10pt" style:font-style-asian="italic" style:font-name-complex="Consolas" style:font-size-complex="10pt" style:font-style-complex="italic"/>
    </style:style>
    <style:style style:name="T32" style:family="text">
      <style:text-properties fo:color="#0000c0" style:font-name="Consolas" fo:font-size="10pt" fo:background-color="#ffff00" style:font-name-asian="Consolas" style:font-size-asian="10pt" style:font-name-complex="Consolas" style:font-size-complex="10pt"/>
    </style:style>
    <style:style style:name="T3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re una secona app partendo da una prima</text:h>
      <text:h text:style-name="Heading_20_1" text:outline-level="1">ActionBar</text:h>
      <text:p text:style-name="Text_20_body">Per modificare il nome e la icona sulla actionbar occorre modificare il file “strings.xml”, impostando il nuovo valore di app_name</text:p>
      <text:p text:style-name="Text_20_body"><draw:frame draw:style-name="fr1" draw:name="immagini10" text:anchor-type="paragraph" svg:width="17.551cm" svg:height="7.639cm" draw:z-index="9"><draw:image xlink:href="Pictures/10000000000004AA0000016D0650E21D.png" xlink:type="simple" xlink:show="embed" xlink:actuate="onLoad"/></draw:frame></text:p>
      <text:p text:style-name="Text_20_body">La icona invece di default prende quella definita dal tag “<text:span text:style-name="T10">application” in “AndroidManifest”.</text:span></text:p>
      <text:p text:style-name="P22">Occorre inserire diverse versioni della immagine nelle diverse cartelle “drawable”, specifiche per le diverse risoluzioni. Per dettagli:</text:p>
      <text:p text:style-name="Text_20_body"><text:a xlink:type="simple" xlink:href="https://developer.android.com/guide/practices/ui_guidelines/icon_design_action_bar.html" text:style-name="Internet_20_link" text:visited-style-name="Visited_20_Internet_20_Link"><text:span text:style-name="T10">https://developer.android.com/guide/practices/ui_guidelines/icon_design_action_bar.html</text:span></text:a></text:p>
      <text:p text:style-name="P2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8"><text:span text:style-name="Source_20_Text"><text:span text:style-name="T3">ldpi</text:span></text:span><text:span text:style-name="T18"> (120 dpi)<text:line-break/></text:span><text:span text:style-name="T11">(Low density screen)</text:span></text:p>
          </table:table-cell>
          <table:table-cell table:style-name="Tabella1.A1" office:value-type="string">
            <text:p text:style-name="P8"><text:span text:style-name="Source_20_Text"><text:span text:style-name="T3">mdpi</text:span></text:span><text:span text:style-name="T18"> (160 dpi)<text:line-break/></text:span><text:span text:style-name="T11">(Medium density screen)</text:span></text:p>
          </table:table-cell>
          <table:table-cell table:style-name="Tabella1.A1" office:value-type="string">
            <text:p text:style-name="P8"><text:span text:style-name="Source_20_Text"><text:span text:style-name="T3">hdpi</text:span></text:span><text:span text:style-name="T18"> (240 dpi)<text:line-break/></text:span><text:span text:style-name="T11">(High density screen)</text:span></text:p>
          </table:table-cell>
          <table:table-cell table:style-name="Tabella1.A1" office:value-type="string">
            <text:p text:style-name="P8"><text:span text:style-name="Source_20_Text"><text:span text:style-name="T3">xhdpi</text:span></text:span><text:span text:style-name="T18"> (320 dpi)<text:line-break/></text:span><text:span text:style-name="T11">(Extra-high density screen)</text:span></text:p>
          </table:table-cell>
        </table:table-row>
        <table:table-row>
          <table:table-cell table:style-name="Tabella1.A1" office:value-type="string">
            <text:p text:style-name="P9">Action Bar Icon Size</text:p>
          </table:table-cell>
          <table:table-cell table:style-name="Tabella1.B2" office:value-type="string">
            <text:p text:style-name="P10">18 x 18 px</text:p>
          </table:table-cell>
          <table:table-cell table:style-name="Tabella1.B2" office:value-type="string">
            <text:p text:style-name="P10">24 x 24 px</text:p>
          </table:table-cell>
          <table:table-cell table:style-name="Tabella1.B2" office:value-type="string">
            <text:p text:style-name="P10">36 x 36 px</text:p>
          </table:table-cell>
          <table:table-cell table:style-name="Tabella1.B2" office:value-type="string">
            <text:p text:style-name="P10">48 x 48 px</text:p>
          </table:table-cell>
        </table:table-row>
      </table:table>
      <text:h text:style-name="P18" text:outline-level="1"/>
      <text:h text:style-name="P19" text:outline-level="1">Splash screen</text:h>
      <text:p text:style-name="Text_20_body"><text:a xlink:type="simple" xlink:href="http://stackoverflow.com/questions/13487124/android-splash-screen-sizes-for-ldpi-mdpi-hdpi-xhdpi-displays-eg-1024x76" text:style-name="Internet_20_link" text:visited-style-name="Visited_20_Internet_20_Link"><text:span text:style-name="T12">http://stackoverflow.com/questions/13487124/android-splash-screen-sizes-for-ldpi-mdpi-hdpi-xhdpi-displays-eg-1024x76</text:span></text:a></text:p>
      <text:p text:style-name="P24">xlarge screens are at least 960dp x 720dp</text:p>
      <text:list xml:id="list5941583180146151861" text:style-name="L1">
        <text:list-item>
          <text:p text:style-name="P25">large screens are at least 640dp x 480dp</text:p>
        </text:list-item>
        <text:list-item>
          <text:p text:style-name="P25">normal screens are at least 470dp x 320dp</text:p>
        </text:list-item>
        <text:list-item>
          <text:p text:style-name="P25">small screens are at least 426dp x 320dp</text:p>
        </text:list-item>
      </text:list>
      <text:p text:style-name="P23"/>
      <text:h text:style-name="Heading_20_1" text:outline-level="1"><text:soft-page-break/>Downloads.xml</text:h>
      <text:p text:style-name="Text_20_body">Creare un nuovo “download_catania.xml” coi i POI e i percorsi specifici.</text:p>
      <text:p text:style-name="Text_20_body">Caricare il file su “<text:a xlink:type="simple" xlink:href="https://sites.google.com/site/ducciofabbri/home/sv-1/" text:style-name="Internet_20_link" text:visited-style-name="Visited_20_Internet_20_Link">https://sites.google.com/site/ducciofabbri/home/sv-1/</text:a>”</text:p>
      <text:p text:style-name="Text_20_body"><draw:frame draw:style-name="fr2" draw:name="immagini5" text:anchor-type="paragraph" svg:width="17cm" svg:height="8.832cm" draw:z-index="4"><draw:image xlink:href="Pictures/200000070000548C00002BEE772F8140.svm" xlink:type="simple" xlink:show="embed" xlink:actuate="onLoad"/></draw:frame></text:p>
      <text:p text:style-name="Text_20_body">In “Utilities.java” modificare il valore di “_downloadsFileName” </text:p>
      <text:p text:style-name="Text_20_body"/>
      <text:p text:style-name="Text_20_body"><draw:frame draw:style-name="fr2" draw:name="immagini1" text:anchor-type="paragraph" svg:width="17cm" svg:height="3.879cm" draw:z-index="0"><draw:image xlink:href="Pictures/2000000700005F17000015B5DA6C4FEB.svm" xlink:type="simple" xlink:show="embed" xlink:actuate="onLoad"/></draw:frame></text:p>
      <text:p text:style-name="Text_20_body"/>
      <text:h text:style-name="P20" text:outline-level="1">AndroidManifest.xml</text:h>
      <text:p text:style-name="P5">Modificare il tag “manifest” nel documento “AndroidManifet.xml”</text:p>
      <text:p text:style-name="P5"><draw:frame draw:style-name="fr3" draw:name="immagini2" text:anchor-type="paragraph" svg:width="15.61cm" svg:height="6.114cm" draw:z-index="1"><draw:image xlink:href="Pictures/2000000700003CFB000017E1991F03DE.svm" xlink:type="simple" xlink:show="embed" xlink:actuate="onLoad"/></draw:frame><text:soft-page-break/>Modificare il tag “application”, indicando l´icona e il nome della app come deve apparire sullo smartphone una volta installata</text:p>
      <text:p text:style-name="P5"><draw:frame draw:style-name="fr4" draw:name="immagini3" text:anchor-type="paragraph" svg:x="1cm" svg:y="0cm" svg:width="17cm" svg:height="6.791cm" draw:z-index="2"><draw:image xlink:href="Pictures/200000070000476C00001C8812B01B27.svm" xlink:type="simple" xlink:show="embed" xlink:actuate="onLoad"/></draw:frame></text:p>
      <text:p text:style-name="P5">Assicurarsi che tra i metadata sia inserito la API_KEY relativa all´ambiente di produzione </text:p>
      <text:p text:style-name="P5"><draw:frame draw:style-name="fr2" draw:name="immagini4" text:anchor-type="paragraph" svg:width="17cm" svg:height="6.07cm" draw:z-index="3"><draw:image xlink:href="Pictures/2000000700005EAD000021CD3CC08B9C.svm" xlink:type="simple" xlink:show="embed" xlink:actuate="onLoad"/></draw:frame></text:p>
      <text:p text:style-name="P5">ATTENZIONE:</text:p>
      <text:p text:style-name="P5">La API_KEY puó essere condivisa tra tutte le app, ma occorre associarla correttamente alle diverse app nella console google.</text:p>
      <text:h text:style-name="P21" text:outline-level="2"><text:soft-page-break/>Associare la API_KEY già esistente alla nuova app</text:h>
      <text:p text:style-name="P6">Connettersi alla console android developers:</text:p>
      <text:p text:style-name="Text_20_body"><text:a xlink:type="simple" xlink:href="https://console.developers.google.com/" text:style-name="Internet_20_link" text:visited-style-name="Visited_20_Internet_20_Link"><text:span text:style-name="T1">https://console.developers.google.com</text:span></text:a></text:p>
      <text:p text:style-name="P6"><draw:frame draw:style-name="fr4" draw:name="immagini6" text:anchor-type="paragraph" svg:x="2cm" svg:y="0cm" svg:width="17cm" svg:height="9.038cm" draw:z-index="8"><draw:image xlink:href="Pictures/2000000700006353000034D1D10F2A60.svm" xlink:type="simple" xlink:show="embed" xlink:actuate="onLoad"/></draw:frame></text:p>
      <text:p text:style-name="P6">Accedere alla API_KEY giá definita</text:p>
      <text:p text:style-name="P6"><draw:frame draw:style-name="fr2" draw:name="immagini7" text:anchor-type="paragraph" svg:width="17cm" svg:height="9.717cm" draw:z-index="5"><draw:image xlink:href="Pictures/2000000700006F3600003F91F9099D1B.svm" xlink:type="simple" xlink:show="embed" xlink:actuate="onLoad"/></draw:frame></text:p>
      <text:p text:style-name="P6"/>
      <text:p text:style-name="P6"/>
      <text:p text:style-name="P6"/>
      <text:p text:style-name="P6">Aggiungere il nome del package come definito in AndroidManifest</text:p>
      <text:p text:style-name="Text_20_body"><text:soft-page-break/><text:span text:style-name="T1">e lo SHA-1-certificate, come indicato in eclipse: </text:span><text:span text:style-name="T2">Windows -&gt; Preferences -&gt; Android -&gt; Build</text:span><text:span text:style-name="T1"> </text:span></text:p>
      <text:p text:style-name="P6">(N.B. Occorre aver firmato correttamente il package con keystor giusto:</text:p>
      <text:p text:style-name="P6">prod: C:\Users\Duccio\Documents\KEYSTORE\SenaVetusKeyStore.apk psw: 123456</text:p>
      <text:p text:style-name="P6">debug: C:\Users\Duccio\Documents\KEYSTORE\debug.keystore psw:android</text:p>
      <text:p text:style-name="P6">)</text:p>
      <text:p text:style-name="P6"><draw:frame draw:style-name="fr2" draw:name="immagini9" text:anchor-type="paragraph" svg:width="17cm" svg:height="12.876cm" draw:z-index="6"><draw:image xlink:href="Pictures/2000000700004B74000039285E6B9A19.svm" xlink:type="simple" xlink:show="embed" xlink:actuate="onLoad"/></draw:frame></text:p>
      <text:p text:style-name="P6"><draw:frame draw:style-name="fr4" draw:name="immagini8" text:anchor-type="paragraph" svg:x="-1cm" svg:y="-0.212cm" svg:width="17cm" svg:height="11.001cm" draw:z-index="7"><draw:image xlink:href="Pictures/20000007000068490000437E8F81F12A.svm" xlink:type="simple" xlink:show="embed" xlink:actuate="onLoad"/></draw:frame><text:soft-page-break/></text:p>
      <text:p text:style-name="P6"/>
      <text:p text:style-name="P6"/>
      <text:p text:style-name="P6"/>
      <text:h text:style-name="P21" text:outline-level="2">Folders e lingua</text:h>
      <text:p text:style-name="P6">I folder di riferimento e la lingua usata sono specificati nella classe “ApplicationData”</text:p>
      <text:p text:style-name="P6"><draw:frame draw:style-name="fr2" draw:name="immagini11" text:anchor-type="paragraph" svg:width="17cm" svg:height="6.257cm" draw:z-index="10"><draw:image xlink:href="Pictures/10000000000003090000011E36034ABC.png" xlink:type="simple" xlink:show="embed" xlink:actuate="onLoad"/></draw:frame></text:p>
      <text:h text:style-name="P21" text:outline-level="2">Url</text:h>
      <text:p text:style-name="P6">Gli url esterni da cui fare download e altre impostazioni sono in “Utilities.java”. Si potrebbero unificare con quanto in ApplicationData.java</text:p>
      <text:p text:style-name="P6"><draw:frame draw:style-name="fr3" draw:name="immagini12" text:anchor-type="paragraph" svg:width="17cm" svg:height="7.158cm" draw:z-index="11"><draw:image xlink:href="Pictures/10000000000003970000018328F11479.png" xlink:type="simple" xlink:show="embed" xlink:actuate="onLoad"/></draw:frame><text:soft-page-break/></text:p>
      <text:h text:style-name="Heading_20_2" text:outline-level="2">Pubblicare su Google Play</text:h>
      <text:p text:style-name="P6">Collegarsi alla console:</text:p>
      <text:p text:style-name="P6"><text:a xlink:type="simple" xlink:href="https://play.google.com/apps/publish/?dev_acc=01508487635089532122#AppListPlace" text:style-name="Internet_20_link" text:visited-style-name="Visited_20_Internet_20_Link">https://play.google.com/apps/publish/?dev_acc=01508487635089532122#AppListPlace</text:a></text:p>
      <text:p text:style-name="P6"><draw:frame draw:style-name="fr2" draw:name="immagini13" text:anchor-type="paragraph" svg:width="17cm" svg:height="12.151cm" draw:z-index="12"><draw:image xlink:href="Pictures/10000000000003F2000002D22F6D15A5.png" xlink:type="simple" xlink:show="embed" xlink:actuate="onLoad"/></draw:frame>Cliccare su una applicazione e poi poi cliccare su “Store presence”- “Store listing”</text:p>
      <text:p text:style-name="P6"><draw:frame draw:style-name="fr2" draw:name="immagini14" text:anchor-type="paragraph" svg:width="17cm" svg:height="12.137cm" draw:z-index="13"><draw:image xlink:href="Pictures/10000000000003EF000002CF0C0879BC.png" xlink:type="simple" xlink:show="embed" xlink:actuate="onLoad"/></draw:frame><text:soft-page-break/></text:p>
      <text:p text:style-name="P6">valorizzare tutte le sezioni richieste</text:p>
      <text:p text:style-name="P6"><draw:frame draw:style-name="fr2" draw:name="immagini15" text:anchor-type="paragraph" svg:width="17cm" svg:height="14.707cm" draw:z-index="14"><draw:image xlink:href="Pictures/100000000000036B000002F5BA621FAE.png" xlink:type="simple" xlink:show="embed" xlink:actuate="onLoad"/></draw:frame><text:soft-page-break/>Immagini obbligatorie:</text:p>
      <text:p text:style-name="P3">Hi-res icon <text:s/></text:p>
      <text:p text:style-name="P3">512 x 512 32-bit </text:p>
      <text:p text:style-name="P4">PNG (with alpha)</text:p>
      <text:p text:style-name="P3"/>
      <text:p text:style-name="P3">Feature graphic </text:p>
      <text:p text:style-name="P3">1024 w x 500 h</text:p>
      <text:p text:style-name="P4">JPG or 24-bit PNG (no alpha)</text:p>
      <text:p text:style-name="P3"/>
      <text:p text:style-name="P3">tre screenshot</text:p>
      <text:p text:style-name="P3"/>
      <text:p text:style-name="P3"/>
      <text:p text:style-name="P3">per dettagli:</text:p>
      <text:p text:style-name="P3"><text:a xlink:type="simple" xlink:href="https://support.google.com/googleplay/android-developer/answer/1078870?hl=it" text:style-name="Internet_20_link" text:visited-style-name="Visited_20_Internet_20_Link">https://support.google.com/googleplay/android-developer/answer/1078870?hl=it</text:a></text:p>
      <text:p text:style-name="P3"/>
      <text:h text:style-name="Heading_20_2" text:outline-level="2">Launcher</text:h>
      <text:p text:style-name="P3"><text:a xlink:type="simple" xlink:href="https://developer.android.com/guide/practices/ui_guidelines/icon_design_launcher.html" text:style-name="Internet_20_link" text:visited-style-name="Visited_20_Internet_20_Link">https://developer.android.com/guide/practices/ui_guidelines/icon_design_launcher.html</text:a></text:p>
      <text:p text:style-name="P3"/>
      <text:p text:style-name="P3">Icona che si vede nei dispositivi Android. In Eclipse si imposta nel manifest:</text:p>
      <text:p text:style-name="P2"><text:s text:c="2"/><text:span text:style-name="T20">&lt;</text:span><text:span text:style-name="T8">application</text:span></text:p>
      <text:p text:style-name="P1"><text:s text:c="10"/><text:span text:style-name="T21">android:icon</text:span><text:span text:style-name="T9">=</text:span><text:span text:style-name="T22">"@drawable/catania_ita"</text:span></text:p>
      <text:p text:style-name="P1"><text:s text:c="8"/><text:span text:style-name="T21">android:label</text:span><text:span text:style-name="T9">=</text:span><text:span text:style-name="T22">"Catania"</text:span> <text:span text:style-name="T19">&gt;</text:span></text:p>
      <text:p text:style-name="P11"/>
      <text:p text:style-name="P11"><text:soft-page-break/>Template per generate launcher icon:</text:p>
      <text:p text:style-name="P11"/>
      <text:p text:style-name="P3"/>
      <text:p text:style-name="P3">https://romannurik.github.io/AndroidAssetStudio/icons-launcher.html#foreground.type=image&amp;foreground.space.trim=1&amp;foreground.space.pad=0.05&amp;foreColor=rgba(96%2C%20125%2C%20139%2C%200)&amp;backColor=rgb(96%2C%20125%2C%20139)&amp;crop=0&amp;backgroundShape=square&amp;effects=none&amp;name=ic_launcher</text:p>
      <text:p text:style-name="P3"/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7"/>
          </table:table-cell>
          <table:table-cell table:style-name="Tabella2.A1" office:value-type="string">
            <text:p text:style-name="P8"><text:span text:style-name="Source_20_Text"><text:span text:style-name="T3">ldpi</text:span></text:span><text:span text:style-name="T18"> (120 dpi)<text:line-break/></text:span><text:span text:style-name="T11">(Low density screen)</text:span></text:p>
          </table:table-cell>
          <table:table-cell table:style-name="Tabella2.A1" office:value-type="string">
            <text:p text:style-name="P8"><text:span text:style-name="Source_20_Text"><text:span text:style-name="T3">mdpi</text:span></text:span><text:span text:style-name="T18"> (160 dpi)<text:line-break/></text:span><text:span text:style-name="T11">(Medium density screen)</text:span></text:p>
          </table:table-cell>
          <table:table-cell table:style-name="Tabella2.A1" office:value-type="string">
            <text:p text:style-name="P8"><text:span text:style-name="Source_20_Text"><text:span text:style-name="T3">hdpi</text:span></text:span><text:span text:style-name="T18"> (240 dpi)<text:line-break/></text:span><text:span text:style-name="T11">(High density screen)</text:span></text:p>
          </table:table-cell>
          <table:table-cell table:style-name="Tabella2.A1" office:value-type="string">
            <text:p text:style-name="P8"><text:span text:style-name="Source_20_Text"><text:span text:style-name="T3">xhdpi</text:span></text:span><text:span text:style-name="T18"> (320 dpi)<text:line-break/></text:span><text:span text:style-name="T11">(Extra-high density screen)</text:span></text:p>
          </table:table-cell>
          <table:table-cell table:style-name="Tabella2.A1" office:value-type="string">
            <text:p text:style-name="P8"><text:span text:style-name="Source_20_Text"><text:span text:style-name="T3">xxhdpi</text:span></text:span><text:span text:style-name="T18"> (480 dpi)<text:line-break/></text:span><text:span text:style-name="T11">(Extra-extra-high density screen)</text:span></text:p>
          </table:table-cell>
          <table:table-cell table:style-name="Tabella2.A1" office:value-type="string">
            <text:p text:style-name="P8"><text:span text:style-name="Source_20_Text"><text:span text:style-name="T3">xxxhdpi</text:span></text:span><text:span text:style-name="T18"> (640 dpi)<text:line-break/></text:span><text:span text:style-name="T11">(Extra-extra-extra-high density screen)</text:span></text:p>
          </table:table-cell>
        </table:table-row>
        <table:table-row>
          <table:table-cell table:style-name="Tabella2.A1" office:value-type="string">
            <text:p text:style-name="P9">Launcher Icon Size</text:p>
          </table:table-cell>
          <table:table-cell table:style-name="Tabella2.B2" office:value-type="string">
            <text:p text:style-name="P10">36 x 36 px</text:p>
          </table:table-cell>
          <table:table-cell table:style-name="Tabella2.B2" office:value-type="string">
            <text:p text:style-name="P10">48 x 48 px</text:p>
          </table:table-cell>
          <table:table-cell table:style-name="Tabella2.B2" office:value-type="string">
            <text:p text:style-name="P10">72 x 72 px</text:p>
          </table:table-cell>
          <table:table-cell table:style-name="Tabella2.B2" office:value-type="string">
            <text:p text:style-name="P10">96 x 96 px</text:p>
          </table:table-cell>
          <table:table-cell table:style-name="Tabella2.B2" office:value-type="string">
            <text:p text:style-name="P10">144 x 144 px</text:p>
          </table:table-cell>
          <table:table-cell table:style-name="Tabella2.B2" office:value-type="string">
            <text:p text:style-name="P10">192 x 192 px</text:p>
          </table:table-cell>
        </table:table-row>
      </table:table>
      <text:p text:style-name="Text_20_body"><text:line-break/></text:p>
      <text:h text:style-name="Heading_20_2" text:outline-level="2">Compilazione:</text:h>
      <text:p text:style-name="Text_20_body">Ho avuto a lungo un errore in compilazione che peró non comprometteva il funzionamento del software. Lérrore era:</text:p>
      <text:p text:style-name="Preformatted_20_Text"><text:span text:style-name="Source_20_Text"><text:span text:style-name="T4">Could</text:span></text:span><text:span text:style-name="Source_20_Text"><text:span text:style-name="T5"> </text:span></text:span><text:span text:style-name="Source_20_Text"><text:span text:style-name="T7">not</text:span></text:span><text:span text:style-name="Source_20_Text"><text:span text:style-name="T5"> </text:span></text:span><text:span text:style-name="Source_20_Text"><text:span text:style-name="T6">find google-play-services_lib.apk!</text:span></text:span></text:p>
      <text:p text:style-name="Text_20_body"/>
      <text:p text:style-name="Text_20_body">Di seguito ho trovato la soluzione:</text:p>
      <text:p text:style-name="Text_20_body"><text:a xlink:type="simple" xlink:href="https://stackoverflow.com/questions/16756561/android-could-not-find-google-play-services-lib-apk-error?b35WVemDNIG4mAXK4oDYBQ&amp;ved=0CCcQFjADOBQ&amp;usg=AFQjCNF-eV2nxFuprV5fL0p0Xf_d7JNiRw" text:style-name="Internet_20_link" text:visited-style-name="Visited_20_Internet_20_Link">https://stackoverflow.com/questions/16756561/android-could-not-find-google-play-services-lib-apk-error?b35WVemDNIG4mAXK4oDYBQ&amp;ved=0CCcQFjADOBQ&amp;usg=AFQjCNF-eV2nxFuprV5fL0p0Xf_d7JNiRw</text:a></text:p>
      <text:p text:style-name="Text_20_body"/>
      <text:p text:style-name="Text_20_body">Modifiche</text:p>
      <text:p text:style-name="Text_20_body">Da un giorno allàltro ho iniziato a prendere questo errore:</text:p>
      <text:p text:style-name="Text_20_body"/>
      <text:p text:style-name="Text_20_body"/>
      <text:p text:style-name="Text_20_body">in questo punto:</text:p>
      <text:p text:style-name="P12"><text:span text:style-name="T23">private</text:span><text:span text:style-name="T9"> </text:span><text:span text:style-name="T23">void</text:span><text:span text:style-name="T9"> addMapFragment() {</text:span></text:p>
      <text:p text:style-name="P12"><text:span text:style-name="T9"><text:tab/><text:tab/></text:span><text:span text:style-name="T26">// http://android-er.blogspot.it/2012/05/add-and-remove-view-dynamically.html</text:span></text:p>
      <text:p text:style-name="P12"><text:span text:style-name="T9"><text:tab/><text:tab/></text:span><text:span text:style-name="T27">mainLayer</text:span><text:span text:style-name="T9"> = (FrameLayout)findViewById(R.id.</text:span><text:span text:style-name="T28">main_fragment</text:span><text:span text:style-name="T9">);</text:span></text:p>
      <text:p text:style-name="P14"><text:tab/><text:tab/>LayoutInflater inflater = getLayoutInflater();</text:p>
      <text:p text:style-name="P14"><text:tab/><text:tab/></text:p>
      <text:p text:style-name="P16"><text:span text:style-name="T13"><text:tab/><text:tab/></text:span><text:span text:style-name="T32">mapLayer</text:span><text:span text:style-name="T14"> = inflater.inflate(R.layout.</text:span><text:span text:style-name="T31">map_fragment</text:span><text:span text:style-name="T14">, </text:span><text:span text:style-name="T25">null</text:span><text:span text:style-name="T14">);</text:span></text:p>
      <text:p text:style-name="P16"><text:span text:style-name="T14"/></text:p>
      <text:p text:style-name="P17"><text:span text:style-name="T13">La soluzione l`ho trovata qui:</text:span></text:p>
      <text:p text:style-name="P16"><text:a xlink:type="simple" xlink:href="https://stackoverflow.com/questions/43879299/error-when-try-to-add-google-maps" text:style-name="Internet_20_link" text:visited-style-name="Visited_20_Internet_20_Link"><text:span text:style-name="T15">https://stackoverflow.com/questions/43879299/error-when-try-to-add-google-maps</text:span></text:a></text:p>
      <text:p text:style-name="P17"><text:span text:style-name="T13"/></text:p>
      <text:p text:style-name="P17"><text:span text:style-name="T13">Basta aggiungere:</text:span></text:p>
      <text:p text:style-name="P13"><text:span text:style-name="T21">android:hardwareAccelerated</text:span><text:span text:style-name="T9">=</text:span><text:span text:style-name="T22">"true"</text:span></text:p>
      <text:p text:style-name="P13"><text:span text:style-name="T16"/></text:p>
      <text:p text:style-name="P15">nel manifest. In futuro forse converrà dare una occhiata alla compatibilitá dell SDK</text:p>
      <text:p text:style-name="P13"><text:soft-page-break/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ccio Fabbri</meta:initial-creator>
    <meta:creation-date>2017-04-30T16:39:01.05</meta:creation-date>
    <dc:date>2017-07-11T23:45:12.82</dc:date>
    <dc:creator>Duccio Fabbri</dc:creator>
    <meta:editing-duration>PT15H16M38S</meta:editing-duration>
    <meta:editing-cycles>20</meta:editing-cycles>
    <meta:generator>OpenOffice/4.1.1$Win32 OpenOffice.org_project/411m6$Build-9775</meta:generator>
    <meta:document-statistic meta:table-count="2" meta:image-count="15" meta:object-count="0" meta:page-count="11" meta:paragraph-count="101" meta:word-count="549" meta:character-count="4840"/>
  </office:meta>
</office:document-meta>
</file>